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D0000039FD80C7E3AFBDA9E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1" text:anchor-type="as-char" svg:width="17.03cm" svg:height="26.1cm" draw:z-index="0"><draw:image xlink:href="Pictures/100002010000025D0000039FD80C7E3AFBDA9E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21:03:02.717000000</meta:creation-date>
    <dc:date>2019-08-18T21:05:37.763000000</dc:date>
    <meta:editing-duration>PT2M35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6.2.5.2$Windows_X86_64 LibreOffice_project/1ec314fa52f458adc18c4f025c545a4e8b22c159</meta:generator>
  </office:meta>
</office:document-meta>
</file>